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order-bottom="none" fo:background-color="#808080" fo:border-left="2.01pt solid #000000" fo:border-right="none" fo:border-top="2.01pt solid #000000"/>
    </style:style>
    <style:style style:name="ce3" style:family="table-cell" style:parent-style-name="Default">
      <style:table-cell-properties fo:border-bottom="none" fo:background-color="#808080" fo:border-left="2.01pt solid #000000" fo:border-right="none" fo:border-top="none"/>
    </style:style>
    <style:style style:name="ce4" style:family="table-cell" style:parent-style-name="Default">
      <style:table-cell-properties fo:border-bottom="none" fo:background-color="#808080" fo:border-left="2.01pt solid #000000" fo:border-right="2.01pt solid #000000" fo:border-top="none"/>
    </style:style>
    <style:style style:name="ce5" style:family="table-cell" style:parent-style-name="Default">
      <style:table-cell-properties fo:border-bottom="2.01pt solid #000000" fo:background-color="#808080" fo:border-left="2.01pt solid #000000" fo:border-right="2.01pt solid #000000" fo:border-top="none"/>
    </style:style>
    <style:style style:name="ce6" style:family="table-cell" style:parent-style-name="Default">
      <style:table-cell-properties fo:border-bottom="none" fo:background-color="#00ffff" fo:border-left="2.01pt solid #000000" fo:border-right="2.01pt solid #000000" fo:border-top="2.01pt solid #000000"/>
    </style:style>
    <style:style style:name="ce7" style:family="table-cell" style:parent-style-name="Default">
      <style:table-cell-properties fo:border-bottom="2.01pt solid #000000" fo:background-color="#00ffff" fo:border-left="2.01pt solid #000000" fo:border-right="2.01pt solid #000000" fo:border-top="none"/>
    </style:style>
    <style:style style:name="ce8" style:family="table-cell" style:parent-style-name="Default">
      <style:table-cell-properties fo:border-bottom="none" fo:background-color="#808080" fo:border-left="2.01pt solid #000000" fo:border-right="2.01pt solid #000000" fo:border-top="2.01pt solid #000000"/>
    </style:style>
    <style:style style:name="ce9" style:family="table-cell" style:parent-style-name="Default">
      <style:table-cell-properties fo:border-bottom="none" fo:background-color="#808080" fo:border-left="none" fo:border-right="2.01pt solid #000000" fo:border-top="2.01pt solid #000000"/>
    </style:style>
    <style:style style:name="ce10" style:family="table-cell" style:parent-style-name="Default">
      <style:table-cell-properties fo:border-bottom="none" fo:background-color="#808080" fo:border-left="none" fo:border-right="2.01pt solid #000000" fo:border-top="none"/>
    </style:style>
    <style:style style:name="ce11" style:family="table-cell" style:parent-style-name="Default">
      <style:table-cell-properties fo:border-bottom="2.01pt solid #000000" fo:background-color="#808080" fo:border-left="none" fo:border-right="2.01pt solid #000000" fo:border-top="none"/>
    </style:style>
    <style:style style:name="ce12" style:family="table-cell" style:parent-style-name="Default">
      <style:table-cell-properties fo:background-color="#00ffff" fo:border="2.01pt solid #000000"/>
    </style:style>
    <style:style style:name="ce13" style:family="table-cell" style:parent-style-name="Default">
      <style:table-cell-properties fo:background-color="#ffff00" fo:border="2.01pt solid #000000"/>
    </style:style>
    <style:style style:name="ce14" style:family="table-cell" style:parent-style-name="Default">
      <style:table-cell-properties fo:border-bottom="none" fo:border-left="2.01pt solid #000000" fo:border-right="none" fo:border-top="none"/>
    </style:style>
    <style:style style:name="ce15" style:family="table-cell" style:parent-style-name="Default" style:data-style-name="N11">
      <style:table-cell-properties fo:border-bottom="none" fo:background-color="#ffff00" fo:border-left="2.01pt solid #000000" fo:border-right="2.01pt solid #000000" fo:border-top="2.01pt solid #000000"/>
    </style:style>
    <style:style style:name="ce16" style:family="table-cell" style:parent-style-name="Default" style:data-style-name="N11">
      <style:table-cell-properties fo:border-bottom="none" fo:background-color="#ffff00" fo:border-left="2.01pt solid #000000" fo:border-right="2.01pt solid #000000" fo:border-top="none"/>
    </style:style>
    <style:style style:name="ce17" style:family="table-cell" style:parent-style-name="Default" style:data-style-name="N11">
      <style:table-cell-properties fo:border-bottom="2.01pt solid #000000" fo:background-color="#ffff00" fo:border-left="2.01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92.19mm" svg:y="4.78mm">
            <draw:object draw:notify-on-update-of-ranges="Sheet1.B49:Sheet1.B66 Sheet1.A14:Sheet1.A14 Sheet1.C49:Sheet1.C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nfig parameters</text:p>
          </table:table-cell>
          <table:table-cell/>
          <table:table-cell office:value-type="string" calcext:value-type="string">
            <text:p>Raw (dec)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 timeout</text:p>
          </table:table-cell>
          <table:table-cell/>
          <table:table-cell table:style-name="ce6" office:value-type="float" office:value="4096" calcext:value-type="float">
            <text:p>4096</text:p>
          </table:table-cell>
          <table:table-cell table:formula="of:=[.C2]*1.0256" office:value-type="float" office:value="4200.8576" calcext:value-type="float">
            <text:p>4200.8576</text:p>
          </table:table-cell>
          <table:table-cell/>
          <table:table-cell table:style-name="ce14" office:value-type="string" calcext:value-type="string">
            <text:p>These values only change ti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around delay</text:p>
          </table:table-cell>
          <table:table-cell/>
          <table:table-cell table:style-name="ce7" office:value-type="float" office:value="5000" calcext:value-type="float">
            <text:p>5000</text:p>
          </table:table-cell>
          <table:table-cell table:formula="of:=[.C3]*1.0256" office:value-type="float" office:value="5128" calcext:value-type="float">
            <text:p>5128</text:p>
          </table:table-cell>
          <table:table-cell/>
          <table:table-cell table:style-name="ce14" office:value-type="string" calcext:value-type="string">
            <text:p>You can experiment with these at wil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ta rat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VLOOKUP([.C5];[.H29:.I31];2;0)" office:value-type="float" office:value="850000" calcext:value-type="float">
            <text:p>850000</text:p>
          </table:table-cell>
          <table:table-cell/>
          <table:table-cell table:style-name="ce14" office:value-type="string" calcext:value-type="string">
            <text:p>These values may change power consum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en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formula="of:=VLOOKUP([.C6];[.H34:.I41];2;0)" office:value-type="float" office:value="1024" calcext:value-type="float">
            <text:p>1024</text:p>
          </table:table-cell>
          <table:table-cell/>
          <table:table-cell table:style-name="ce14" office:value-type="string" calcext:value-type="string">
            <text:p>and mean that currents must be measu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f_hig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VLOOKUP([.C7];[.H43:.J44];2;0)" office:value-type="float" office:value="64" calcext:value-type="float">
            <text:p>64</text:p>
          </table:table-cell>
          <table:table-cell table:formula="of:=VLOOKUP([.C7];[.H43:.J44];3;0)" office:value-type="float" office:value="508" calcext:value-type="float">
            <text:p>508</text:p>
          </table:table-cell>
          <table:table-cell table:style-name="ce14" office:value-type="string" calcext:value-type="string">
            <text:p>after any chang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eamble symbol length</text:p>
          </table:table-cell>
          <table:table-cell table:number-columns-repeated="2"/>
          <table:table-cell table:formula="of:=[.E7]/499.2" office:value-type="float" office:value="1.01762820512821" calcext:value-type="float">
            <text:p>1.01762820512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mble time</text:p>
          </table:table-cell>
          <table:table-cell table:number-columns-repeated="2"/>
          <table:table-cell table:formula="of:=[.D6]*[.D9]" office:value-type="float" office:value="1042.05128205128" calcext:value-type="float">
            <text:p>1042.05128205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D</text:p>
          </table:table-cell>
          <table:table-cell/>
          <table:table-cell table:formula="of:=IF([.C5]=0;64;8)" office:value-type="float" office:value="8" calcext:value-type="float">
            <text:p>8</text:p>
          </table:table-cell>
          <table:table-cell table:formula="of:=[.C11]*[.D9]" office:value-type="float" office:value="8.14102564102564" calcext:value-type="float">
            <text:p>8.14102564102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MARKER time</text:p>
          </table:table-cell>
          <table:table-cell table:number-columns-repeated="2"/>
          <table:table-cell table:formula="of:=[.D10]+[.D11]" office:value-type="float" office:value="1050.19230769231" calcext:value-type="float">
            <text:p>1050.19230769231</text:p>
          </table:table-cell>
          <table:table-cell/>
          <table:table-cell office:value-type="string" calcext:value-type="string">
            <text:p>Not including Tx power ramp up tim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urrent (mA)</text:p>
          </table:table-cell>
          <table:table-cell office:value-type="string" calcext:value-type="string">
            <text:p>Duration (ms)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 1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float" office:value="1.7" calcext:value-type="float">
            <text:p>1.7</text:p>
          </table:table-cell>
          <table:table-cell/>
          <table:table-cell table:formula="of:=[.B15]*[.C15]/1000" office:value-type="float" office:value="0.0119" calcext:value-type="float">
            <text:p>0.0119</text:p>
          </table:table-cell>
          <table:table-cell table:formula="of:=[.E15]/3600" office:value-type="float" office:value="0.00000330555555555556" calcext:value-type="float">
            <text:p>3.30555555555556E-06</text:p>
          </table:table-cell>
          <table:table-cell table:style-name="ce15" table:formula="of:=[.E15]/[.E$23]" office:value-type="percentage" office:value="0.0142685014317754" calcext:value-type="percentage">
            <text:p>1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 2</text:p>
          </table:table-cell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.2" calcext:value-type="float">
            <text:p>2.2</text:p>
          </table:table-cell>
          <table:table-cell/>
          <table:table-cell table:formula="of:=[.B16]*[.C16]/1000" office:value-type="float" office:value="0.0352" calcext:value-type="float">
            <text:p>0.0352</text:p>
          </table:table-cell>
          <table:table-cell table:formula="of:=[.E16]/3600" office:value-type="float" office:value="0.00000977777777777778" calcext:value-type="float">
            <text:p>9.77777777777778E-06</text:p>
          </table:table-cell>
          <table:table-cell table:style-name="ce16" table:formula="of:=[.E16]/[.E$23]" office:value-type="percentage" office:value="0.0422059874284449" calcext:value-type="percentage">
            <text:p>4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 1</text:p>
          </table:table-cell>
          <table:table-cell table:style-name="ce3" office:value-type="float" office:value="86" calcext:value-type="float">
            <text:p>86</text:p>
          </table:table-cell>
          <table:table-cell table:style-name="ce10" office:value-type="float" office:value="1.2" calcext:value-type="float">
            <text:p>1.2</text:p>
          </table:table-cell>
          <table:table-cell/>
          <table:table-cell table:formula="of:=[.B17]*[.C17]/1000" office:value-type="float" office:value="0.1032" calcext:value-type="float">
            <text:p>0.1032</text:p>
          </table:table-cell>
          <table:table-cell table:formula="of:=[.E17]/3600" office:value-type="float" office:value="0.0000286666666666667" calcext:value-type="float">
            <text:p>2.86666666666667E-05</text:p>
          </table:table-cell>
          <table:table-cell table:style-name="ce16" table:formula="of:=[.E17]/[.E$23]" office:value-type="percentage" office:value="0.123740281324304" calcext:value-type="percentage">
            <text:p>12.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 1</text:p>
          </table:table-cell>
          <table:table-cell table:style-name="ce3" table:formula="of:=[.B16]" office:value-type="float" office:value="16" calcext:value-type="float">
            <text:p>16</text:p>
          </table:table-cell>
          <table:table-cell table:style-name="ce11" office:value-type="float" office:value="0.5" calcext:value-type="float">
            <text:p>0.5</text:p>
          </table:table-cell>
          <table:table-cell/>
          <table:table-cell table:formula="of:=[.B18]*[.C18]/1000" office:value-type="float" office:value="0.008" calcext:value-type="float">
            <text:p>0.008</text:p>
          </table:table-cell>
          <table:table-cell table:formula="of:=[.E18]/3600" office:value-type="float" office:value="0.00000222222222222222" calcext:value-type="float">
            <text:p>2.22222222222222E-06</text:p>
          </table:table-cell>
          <table:table-cell table:style-name="ce16" table:formula="of:=[.E18]/[.E$23]" office:value-type="percentage" office:value="0.00959226987010111" calcext:value-type="percentage">
            <text:p>0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</text:p>
          </table:table-cell>
          <table:table-cell table:style-name="ce4" office:value-type="float" office:value="125" calcext:value-type="float">
            <text:p>125</text:p>
          </table:table-cell>
          <table:table-cell table:formula="of:=[.D2]/1000" office:value-type="float" office:value="4.2008576" calcext:value-type="float">
            <text:p>4.2008576</text:p>
          </table:table-cell>
          <table:table-cell/>
          <table:table-cell table:formula="of:=[.B19]*[.C19]/1000" office:value-type="float" office:value="0.5251072" calcext:value-type="float">
            <text:p>0.5251072</text:p>
          </table:table-cell>
          <table:table-cell table:formula="of:=[.E19]/3600" office:value-type="float" office:value="0.000145863111111111" calcext:value-type="float">
            <text:p>0.000145863111111</text:p>
          </table:table-cell>
          <table:table-cell table:style-name="ce16" table:formula="of:=[.E19]/[.E$23]" office:value-type="percentage" office:value="0.629621246641645" calcext:value-type="percentage">
            <text:p>62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 2</text:p>
          </table:table-cell>
          <table:table-cell table:style-name="ce5" office:value-type="float" office:value="12" calcext:value-type="float">
            <text:p>12</text:p>
          </table:table-cell>
          <table:table-cell table:formula="of:=([.C3]-[.D12])/1000" office:value-type="float" office:value="3.94980769230769" calcext:value-type="float">
            <text:p>3.94980769230769</text:p>
          </table:table-cell>
          <table:table-cell/>
          <table:table-cell table:formula="of:=[.B20]*[.C20]/1000" office:value-type="float" office:value="0.0473976923076923" calcext:value-type="float">
            <text:p>0.047397692307692</text:p>
          </table:table-cell>
          <table:table-cell table:formula="of:=[.E20]/3600" office:value-type="float" office:value="0.0000131660256410256" calcext:value-type="float">
            <text:p>1.31660256410256E-05</text:p>
          </table:table-cell>
          <table:table-cell table:style-name="ce16" table:formula="of:=[.E20]/[.E$23]" office:value-type="percentage" office:value="0.056831431979425" calcext:value-type="percentage">
            <text:p>5.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 2</text:p>
          </table:table-cell>
          <table:table-cell table:formula="of:=[.B17]" office:value-type="float" office:value="86" calcext:value-type="float">
            <text:p>86</text:p>
          </table:table-cell>
          <table:table-cell table:formula="of:=[.C17]" office:value-type="float" office:value="1.2" calcext:value-type="float">
            <text:p>1.2</text:p>
          </table:table-cell>
          <table:table-cell/>
          <table:table-cell table:formula="of:=[.B21]*[.C21]/1000" office:value-type="float" office:value="0.1032" calcext:value-type="float">
            <text:p>0.1032</text:p>
          </table:table-cell>
          <table:table-cell table:formula="of:=[.E21]/3600" office:value-type="float" office:value="0.0000286666666666667" calcext:value-type="float">
            <text:p>2.86666666666667E-05</text:p>
          </table:table-cell>
          <table:table-cell table:style-name="ce17" table:formula="of:=[.E21]/[.E$23]" office:value-type="percentage" office:value="0.123740281324304" calcext:value-type="percentage">
            <text:p>12.37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15:.E22])" office:value-type="float" office:value="0.834004892307692" calcext:value-type="float">
            <text:p>0.834004892307692</text:p>
          </table:table-cell>
          <table:table-cell table:formula="of:=SUM([.F15:.F22])" office:value-type="float" office:value="0.000231668025641026" calcext:value-type="float">
            <text:p>0.00023166802564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ttery capacity (mAh)</text:p>
          </table:table-cell>
          <table:table-cell/>
          <table:table-cell table:style-name="ce12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links per battery</text:p>
          </table:table-cell>
          <table:table-cell/>
          <table:table-cell table:style-name="ce13" table:formula="of:=[.C25]/[.F23]" office:value-type="float" office:value="1726608.5766182" calcext:value-type="float">
            <text:p>1726608.576618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ata rate</text:p>
          </table:table-cell>
          <table:table-cell office:value-type="string" calcext:value-type="string">
            <text:p>Nominal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/>
        </table:table-row>
        <table:table-row table:style-name="ro1">
          <table:table-cell office:value-type="string" calcext:value-type="string">
            <text:p>Measurements above were taken with the following additional parameter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50000" calcext:value-type="float">
            <text:p>850000</text:p>
          </table:table-cell>
          <table:table-cell/>
        </table:table-row>
        <table:table-row table:style-name="ro1">
          <table:table-cell office:value-type="string" calcext:value-type="string">
            <text:p>ch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800000" calcext:value-type="float">
            <text:p>6800000</text:p>
          </table:table-cell>
          <table:table-cell/>
        </table:table-row>
        <table:table-row table:style-name="ro1">
          <table:table-cell office:value-type="string" calcext:value-type="string">
            <text:p>smart_tx_pow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en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tx/rx pcod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x_power</text:p>
          </table:table-cell>
          <table:table-cell/>
          <table:table-cell office:value-type="string" calcext:value-type="string">
            <text:p>0x9191919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tag_min_respons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Anchors in rang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RF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hips/symbol</text:p>
          </table:table-cell>
        </table:table-row>
        <table:table-row table:style-name="ro1">
          <table:table-cell office:value-type="string" calcext:value-type="string">
            <text:p>Charting valu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tart length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 length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t</text:p>
          </table:table-cell>
          <table:table-cell table:formula="of:=-[.B45]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it 1</text:p>
          </table:table-cell>
          <table:table-cell table:formula="of:=[.B50]" office:value-type="float" office:value="0" calcext:value-type="float">
            <text:p>0</text:p>
          </table:table-cell>
          <table:table-cell table:formula="of:=[.B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table:formula="of:=[.B51]+[.C15]" office:value-type="float" office:value="1.7" calcext:value-type="float">
            <text:p>1.7</text:p>
          </table:table-cell>
          <table:table-cell table:formula="of:=[.C5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it 2</text:p>
          </table:table-cell>
          <table:table-cell table:formula="of:=[.B52]" office:value-type="float" office:value="1.7" calcext:value-type="float">
            <text:p>1.7</text:p>
          </table:table-cell>
          <table:table-cell table:formula="of:=[.B16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53]+[.C16]" office:value-type="float" office:value="3.9" calcext:value-type="float">
            <text:p>3.9</text:p>
          </table:table-cell>
          <table:table-cell table:formula="of:=[.C53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 1</text:p>
          </table:table-cell>
          <table:table-cell table:formula="of:=[.B54]" office:value-type="float" office:value="3.9" calcext:value-type="float">
            <text:p>3.9</text:p>
          </table:table-cell>
          <table:table-cell table:formula="of:=[.B17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/>
          <table:table-cell table:formula="of:=[.B55]+[.C17]" office:value-type="float" office:value="5.1" calcext:value-type="float">
            <text:p>5.1</text:p>
          </table:table-cell>
          <table:table-cell table:formula="of:=[.C55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le 1</text:p>
          </table:table-cell>
          <table:table-cell table:formula="of:=[.B56]" office:value-type="float" office:value="5.1" calcext:value-type="float">
            <text:p>5.1</text:p>
          </table:table-cell>
          <table:table-cell table:formula="of:=[.B18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57]+[.C18]" office:value-type="float" office:value="5.6" calcext:value-type="float">
            <text:p>5.6</text:p>
          </table:table-cell>
          <table:table-cell table:formula="of:=[.C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</text:p>
          </table:table-cell>
          <table:table-cell table:formula="of:=[.B58]" office:value-type="float" office:value="5.6" calcext:value-type="float">
            <text:p>5.6</text:p>
          </table:table-cell>
          <table:table-cell table:formula="of:=[.B19]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/>
          <table:table-cell table:formula="of:=[.B59]+[.C19]" office:value-type="float" office:value="9.8008576" calcext:value-type="float">
            <text:p>9.8008576</text:p>
          </table:table-cell>
          <table:table-cell table:formula="of:=[.C59]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le 2</text:p>
          </table:table-cell>
          <table:table-cell table:formula="of:=[.B60]" office:value-type="float" office:value="9.8008576" calcext:value-type="float">
            <text:p>9.8008576</text:p>
          </table:table-cell>
          <table:table-cell table:formula="of:=[.B20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formula="of:=[.B61]+[.C20]" office:value-type="float" office:value="13.7506652923077" calcext:value-type="float">
            <text:p>13.7506652923077</text:p>
          </table:table-cell>
          <table:table-cell table:formula="of:=[.C6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 2</text:p>
          </table:table-cell>
          <table:table-cell table:formula="of:=[.B62]" office:value-type="float" office:value="13.7506652923077" calcext:value-type="float">
            <text:p>13.7506652923077</text:p>
          </table:table-cell>
          <table:table-cell table:formula="of:=[.B21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/>
          <table:table-cell table:formula="of:=[.B63]+[.C21]" office:value-type="float" office:value="14.9506652923077" calcext:value-type="float">
            <text:p>14.9506652923077</text:p>
          </table:table-cell>
          <table:table-cell table:formula="of:=[.C63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formula="of:=[.B64]" office:value-type="float" office:value="14.9506652923077" calcext:value-type="float">
            <text:p>14.95066529230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[.B65]+[.B46]" office:value-type="float" office:value="24.9506652923077" calcext:value-type="float">
            <text:p>24.95066529230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15:03:52.400810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2:09:27.410419851</meta:creation-date>
    <dc:date>2019-04-30T15:12:04.129724869</dc:date>
    <meta:editing-duration>PT54M9S</meta:editing-duration>
    <meta:editing-cycles>17</meta:editing-cycles>
    <meta:generator>LibreOffice/6.0.7.3$Linux_X86_64 LibreOffice_project/00m0$Build-3</meta:generator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B49:Sheet1.C66 Sheet1.A14:Sheet1.A14" chart:data-source-has-labels="row" svg:x="0.319cm" svg:y="0.18cm" svg:width="12.508cm" svg:height="8.645cm">
          <chartooo:coordinate-region svg:x="0.94cm" svg:y="0.379cm" svg:width="11.51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9:Sheet1.C66" chart:label-cell-address="Sheet1.A14:Sheet1.A14" chart:class="chart:scatter">
            <chart:domain table:cell-range-address="Sheet1.B49:Sheet1.B66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B49:Sheet1.B66</svg:desc>
                </draw:g>
              </table:table-cell>
              <table:table-cell office:value-type="float" office:value="0">
                <text:p>0</text:p>
                <draw:g>
                  <svg:desc>Sheet1.C49:Sheet1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">
                <text:p>3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">
                <text:p>5.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">
                <text:p>5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8008576">
                <text:p>9.800857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008576">
                <text:p>9.8008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7506652923077">
                <text:p>13.75066529230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7506652923077">
                <text:p>13.75066529230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506652923077">
                <text:p>14.95066529230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9506652923077">
                <text:p>14.950665292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9506652923077">
                <text:p>24.95066529230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